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Paragraphedeliste" style:list-style-name="LFO1" style:family="paragraph"/>
    <style:style style:name="P5" style:parent-style-name="Paragraphedeliste" style:family="paragraph">
      <style:paragraph-properties fo:margin-left="1.475in">
        <style:tab-stops/>
      </style:paragraph-properties>
    </style:style>
    <style:style style:name="P6" style:parent-style-name="Paragraphedeliste" style:family="paragraph">
      <style:paragraph-properties fo:margin-left="1.475in">
        <style:tab-stops/>
      </style:paragraph-properties>
    </style:style>
    <style:style style:name="P7" style:parent-style-name="Paragraphedeliste" style:family="paragraph">
      <style:paragraph-properties fo:margin-left="1.475in">
        <style:tab-stops/>
      </style:paragraph-properties>
    </style:style>
    <style:style style:name="P8" style:parent-style-name="Paragraphedeliste" style:family="paragraph">
      <style:paragraph-properties fo:margin-left="1.475in">
        <style:tab-stops/>
      </style:paragraph-properties>
    </style:style>
    <style:style style:name="P9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" style:parent-style-name="Paragraphedeliste" style:list-style-name="LFO1" style:family="paragraph"/>
    <style:style style:name="P11" style:parent-style-name="Paragraphedeliste" style:list-style-name="LFO1" style:family="paragraph"/>
    <style:style style:name="P12" style:parent-style-name="Paragraphedeliste" style:family="paragraph">
      <style:paragraph-properties fo:margin-left="1.475in">
        <style:tab-stops/>
      </style:paragraph-properties>
    </style:style>
    <style:style style:name="T13" style:parent-style-name="Policepardéfaut" style:family="text">
      <style:text-properties style:font-name="Wingdings" style:font-name-asian="Wingdings" style:font-name-complex="Wingdings"/>
    </style:style>
    <style:style style:name="P14" style:parent-style-name="Paragraphedeliste" style:family="paragraph">
      <style:paragraph-properties fo:margin-left="1.475in">
        <style:tab-stops/>
      </style:paragraph-properties>
    </style:style>
    <style:style style:name="P15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6" style:parent-style-name="Paragraphedeliste" style:list-style-name="LFO1" style:family="paragraph"/>
    <style:style style:name="P17" style:parent-style-name="Paragraphedeliste" style:list-style-name="LFO1" style:family="paragraph"/>
    <style:style style:name="P18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9" style:parent-style-name="Paragraphedeliste" style:list-style-name="LFO1" style:family="paragraph"/>
    <style:style style:name="P20" style:parent-style-name="Paragraphedeliste" style:family="paragraph">
      <style:paragraph-properties fo:margin-left="0.9833in">
        <style:tab-stops/>
      </style:paragraph-properties>
    </style:style>
    <style:style style:name="P21" style:parent-style-name="Paragraphedeliste" style:list-style-name="LFO1" style:family="paragraph"/>
    <style:style style:name="P22" style:parent-style-name="Paragraphedeliste" style:list-style-name="LFO1" style:family="paragraph"/>
    <style:style style:name="P2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4" style:parent-style-name="Paragraphedeliste" style:list-style-name="LFO1" style:family="paragraph"/>
    <style:style style:name="P25" style:parent-style-name="Paragraphedeliste" style:list-style-name="LFO1" style:family="paragraph"/>
    <style:style style:name="P26" style:parent-style-name="Paragraphedeliste" style:list-style-name="LFO1" style:family="paragraph"/>
    <style:style style:name="P27" style:parent-style-name="Paragraphedeliste" style:list-style-name="LFO1" style:family="paragraph"/>
    <style:style style:name="P28" style:parent-style-name="Paragraphedeliste" style:list-style-name="LFO1" style:family="paragraph"/>
  </office:automatic-styles>
  <office:body>
    <office:text text:use-soft-page-breaks="true">
      <text:p text:style-name="P1">Le projet a été réalisé en pair-working</text:p>
      <text:p text:style-name="P2"/>
      <text:p text:style-name="P3">Création du projet initial (15 septembre 2023)</text:p>
      <text:list text:style-name="LFO1" text:continue-numbering="true">
        <text:list-item>
          <text:p text:style-name="P4">Premier commit : Création de la classe du personnage<text:s/></text:p>
        </text:list-item>
      </text:list>
      <text:p text:style-name="P5"><text:s text:c="4"/>Création du menu (Informations, <text:s/>Marchand, Inventaire)</text:p>
      <text:p text:style-name="P6"><text:s text:c="4"/>Création de la potion et de la méthode takePot()</text:p>
      <text:p text:style-name="P7"><text:s text:c="4"/>Ajout des<text:s/>achats d’items chez le marchand</text:p>
      <text:p text:style-name="P8"><text:s text:c="4"/>Système d’ajout et de suppression d’items dans l’inventaire</text:p>
      <text:p text:style-name="Normal"/>
      <text:p text:style-name="P9">Amélioration de l’implémentation du jeu (16 Septembre 2023)</text:p>
      <text:p text:style-name="Normal"/>
      <text:list text:style-name="LFO1" text:continue-numbering="true">
        <text:list-item>
          <text:p text:style-name="P10">Commit n°2 / 3 (readme) : createCaracter() pour personnaliser le personnage à la création</text:p>
        </text:list-item>
      </text:list>
      <text:p text:style-name="Paragraphedeliste"><text:s text:c="48"/>Choix de la classe par l’utilisateur + le nom</text:p>
      <text:p text:style-name="Paragraphedeliste"><text:s text:c="6"/><text:tab/><text:tab/><text:tab/><text:s text:c="5"/>Ajout des abilités / sous menu abilités pour les voir</text:p>
      <text:p text:style-name="Paragraphedeliste"/>
      <text:list text:style-name="LFO1" text:continue-numbering="true">
        <text:list-item>
          <text:p text:style-name="P11">Commit n°4 / 5 (readme) : Changement de l’implémentation des items et du marchand</text:p>
        </text:list-item>
      </text:list>
      <text:p text:style-name="P12"><text:s text:c="20"/>Map[string]int<text:s/><text:span text:style-name="T13"></text:span><text:s/>liste d’Item{Name , Price)</text:p>
      <text:p text:style-name="P14"><text:tab/><text:s text:c="5"/>Ajout du sous menu combat / tutoriel de combat si niveau 1</text:p>
      <text:p text:style-name="Normal"/>
      <text:p text:style-name="P15">Séparation des fichiers / Tutoriel de combat (17 Septembre 2023)</text:p>
      <text:p text:style-name="Normal"/>
      <text:list text:style-name="LFO1" text:continue-numbering="true">
        <text:list-item>
          <text:p text:style-name="P16">Commit n°6 : Ajoute du tutoriel de combat et de ses fonctions<text:s/>d’affichage</text:p>
        </text:list-item>
      </text:list>
      <text:p text:style-name="Paragraphedeliste"><text:s text:c="24"/>abilitiesTutorial() + battleMenuTutorial() + battleTutorial()</text:p>
      <text:p text:style-name="Paragraphedeliste"><text:s text:c="24"/></text:p>
      <text:list text:style-name="LFO1" text:continue-numbering="true">
        <text:list-item>
          <text:p text:style-name="P17">Commit n°7 : Ajout du dossier externe « utils » pour séparer et ranger les fonctions du jeu</text:p>
        </text:list-item>
      </text:list>
      <text:p text:style-name="Paragraphedeliste"><text:s text:c="25"/>Séparation des fonctions non relatives au personnage<text:s/></text:p>
      <text:p text:style-name="Normal"/>
      <text:p text:style-name="Normal"/>
      <text:p text:style-name="P18">Création des statistiques personnage / items / combat (18 Septembre 2023)</text:p>
      <text:list text:style-name="LFO1" text:continue-numbering="true">
        <text:list-item>
          <text:p text:style-name="P19">Commit n°8 : Ajout de 3 spells + une attaque automatique + une critical chance par classe</text:p>
        </text:list-item>
      </text:list>
      <text:p text:style-name="P20"><text:s text:c="10"/>Création des méthodes de combat (playerRound() / ennemyRound() / <text:s text:c="9"/>abilitiesBattle / battle())</text:p>
      <text:p text:style-name="Normal"/>
      <text:list text:style-name="LFO1" text:continue-numbering="true">
        <text:list-item>
          <text:p text:style-name="P21">Commit n°9 : Ajout des limitations d’utilisation de spells par combat</text:p>
        </text:list-item>
      </text:list>
      <text:p text:style-name="Paragraphedeliste"><text:s text:c="24"/>Ajout des limitations d’achat d’item</text:p>
      <text:p text:style-name="Paragraphedeliste"><text:s text:c="24"/>Premier équilibrage de statistique par item</text:p>
      <text:p text:style-name="Paragraphedeliste"><text:s text:c="24"/>Ajout des différents effets de chaque spell</text:p>
      <text:p text:style-name="Normal"/>
      <text:soft-page-break/>
      <text:list text:style-name="LFO1" text:continue-numbering="true">
        <text:list-item>
          <text:p text:style-name="P22">Commit n°10 : Changement du readme</text:p>
        </text:list-item>
      </text:list>
      <text:p text:style-name="Normal"/>
      <text:p text:style-name="P23">Modification combat / gestion des ennemis a chaque niveau (19 septembre 2023)</text:p>
      <text:p text:style-name="Normal"/>
      <text:list text:style-name="LFO1" text:continue-numbering="true">
        <text:list-item>
          <text:p text:style-name="P24">Commit n°11 : Ajout d’un pattern d’affrontement d’ennemi par niveau</text:p>
        </text:list-item>
      </text:list>
      <text:p text:style-name="Paragraphedeliste"><text:s text:c="27"/>Ajout de nouveaux effets sur certains spells</text:p>
      <text:p text:style-name="Paragraphedeliste"><text:s text:c="27"/></text:p>
      <text:p text:style-name="Normal"/>
      <text:list text:style-name="LFO1" text:continue-numbering="true">
        <text:list-item>
          <text:p text:style-name="P25">Commit n°12 : Séparation complète du fichier principal en plusieurs sous fichiers</text:p>
        </text:list-item>
      </text:list>
      <text:p text:style-name="Paragraphedeliste"><text:s text:c="27"/>(inventaire, personnage, combat, utils,<text:s/>menu, structures, tutorial)</text:p>
      <text:p text:style-name="Paragraphedeliste"/>
      <text:list text:style-name="LFO1" text:continue-numbering="true">
        <text:list-item>
          <text:p text:style-name="P26">Commit n°13 : Ajout de tout les ennemis du jeu (nom, stats) (3 x 6 niveau)</text:p>
        </text:list-item>
      </text:list>
      <text:p text:style-name="Paragraphedeliste"/>
      <text:list text:style-name="LFO1" text:continue-numbering="true">
        <text:list-item>
          <text:p text:style-name="P27">Commit n°14 : Résolution d’un problème de merge git (commit non fonctionnel)</text:p>
        </text:list-item>
      </text:list>
      <text:p text:style-name="Paragraphedeliste"/>
      <text:list text:style-name="LFO1" text:continue-numbering="true">
        <text:list-item>
          <text:p text:style-name="P28">Commit n°15 : fix git fonctionnel + fix bugs mineurs sur les spells +<text:s/>gestion de la fin du jeu</text:p>
        </text:list-item>
      </text:list>
      <text:p text:style-name="Paragraphedeliste"><text:s text:c="24"/></text:p>
      <text:p text:style-name="Paragraphedeliste"><text:s text:c="24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omain Goud</meta:initial-creator>
    <dc:creator>Romain Goud</dc:creator>
    <meta:creation-date>2023-09-20T06:40:00Z</meta:creation-date>
    <dc:date>2023-09-20T07:29:00Z</dc:date>
    <meta:template xlink:href="Normal.dotm" xlink:type="simple"/>
    <meta:editing-cycles>2</meta:editing-cycles>
    <meta:editing-duration>PT2040S</meta:editing-duration>
    <meta:document-statistic meta:page-count="2" meta:paragraph-count="5" meta:word-count="403" meta:character-count="2616" meta:row-count="18" meta:non-whitespace-character-count="2218"/>
  </office:meta>
</office:document-meta>
</file>